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0.8000001907349pt" style:font-size-asian="10.8000001907349pt" style:font-size-complex="10.800000190734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ys Don't Cry<text:line-break/><text:line-break/>Prelúdio: A <text:s/>Bm <text:s/>C#m <text:s/>D<text:line-break/> <text:s text:c="9"/>D <text:s/>C#m <text:s/>Bm <text:s/>A<text:line-break/><text:line-break/>Intro 3x: A <text:s/>Bm <text:s/>C#m <text:s/>D <text:s/>D <text:s/>C#m <text:s/>Bm <text:s/>A<text:line-break/><text:line-break/><text:line-break/>A <text:s text:c="14"/>Bm <text:s text:c="8"/>C#m <text:s text:c="19"/>D<text:line-break/>I would say I'm sorry if I thought that it would change your mind<text:line-break/>A <text:s text:c="14"/>Bm <text:s text:c="8"/>C#m <text:s text:c="19"/>D<text:line-break/>But I know that this time I have said too much, been to unkind<text:line-break/>C#m <text:s text:c="12"/>Bm <text:s text:c="8"/>C#m <text:s text:c="16"/>Bm<text:line-break/>I try to laugh about it, cover it all up with lies<text:line-break/>C#m <text:s text:c="14"/>Bm <text:s text:c="8"/>C#m <text:s text:c="20"/>Bm<text:line-break/> <text:s text:c="3"/>I try to laugh about it, hiding the tears in my eyes<text:line-break/><text:line-break/><text:line-break/> <text:s text:c="4"/>A Bm C#m D ( D C#m Bm A ) (2x)<text:line-break/>Cos' boys don't cry<text:line-break/> <text:s text:c="4"/>Boys don't cry<text:line-break/><text:line-break/>A <text:s text:c="14"/>Bm <text:s text:c="8"/>C#m <text:s text:c="19"/>D<text:line-break/>I would break down at your feet and beg forgiveness, plead with you<text:line-break/>A <text:s text:c="14"/>Bm <text:s text:c="8"/>C#m <text:s text:c="19"/>D<text:line-break/>But I know that it's too late and now there's nothing left that I can do<text:line-break/>C#m <text:s text:c="12"/>Bm <text:s text:c="8"/>C#m <text:s text:c="19"/>Bm<text:line-break/>So I try to laugh about it, cover it all up with lies<text:line-break/>C#m <text:s text:c="14"/>Bm <text:s text:c="8"/>C#m <text:s text:c="16"/>Bm<text:line-break/>I try to laugh about it, hiding the tears in my eyes<text:line-break/><text:line-break/> <text:s text:c="4"/>A Bm C#m D ( D C#m Bm A ) (2x)<text:line-break/>Cos' boys don't cry<text:line-break/> <text:s text:c="4"/>Boys don't cry<text:line-break/><text:line-break/>A <text:s text:c="14"/>Bm <text:s text:c="8"/>C#m <text:s text:c="19"/>D<text:line-break/>I would tell you that I loved you if I thought that you would stay<text:line-break/>A <text:s text:c="14"/>Bm <text:s text:c="8"/>C#m <text:s text:c="19"/>D<text:line-break/>But I know that it's no use that you've already gone away<text:line-break/><text:line-break/>E <text:s text:c="14"/>F#m <text:s text:c="5"/>E <text:s text:c="14"/>F#m<text:line-break/> Misjudged your limit, <text:s/>pushed you too far<text:line-break/>E <text:s text:c="12"/>F#m <text:s text:c="5"/>D <text:s text:c="18"/>E <text:s/>D <text:s/>C# <text:s/>Bm<text:line-break/> Took you for granted, I thought that you needed me more<text:line-break/>A <text:s text:c="14"/>Bm <text:s text:c="8"/>C#m <text:s text:c="19"/>D<text:line-break/>Now I would do most anything to get you back to my side<text:line-break/>A <text:s text:c="14"/>Bm <text:s text:c="8"/>C#m <text:s text:c="19"/>D<text:line-break/>But I just keep on laughing, hiding the tears in my eyes<text:line-break/><text:line-break/><text:line-break/><text:line-break/>( A <text:s/>Bm <text:s/>C#m <text:s/>D <text:s/>D <text:s/>C#m <text:s/>Bm <text:s/>A ) (2x)<text:line-break/><text:line-break/>( A )<text:line-break/><text:line-break/>Cos' boys don't cry<text:line-break/> <text:s text:c="4"/>Boys don't cry<text:line-break/> <text:s text:c="4"/>Boys don't cry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02T10:01:38.017000000</meta:creation-date>
    <dc:date>2020-09-02T10:31:27.359000000</dc:date>
    <meta:editing-duration>PT16M6S</meta:editing-duration>
    <meta:editing-cycles>2</meta:editing-cycles>
    <meta:generator>LibreOffice/6.4.2.2$Windows_X86_64 LibreOffice_project/4e471d8c02c9c90f512f7f9ead8875b57fcb1ec3</meta:generator>
    <meta:document-statistic meta:table-count="0" meta:image-count="0" meta:object-count="0" meta:page-count="1" meta:paragraph-count="1" meta:word-count="317" meta:character-count="1924" meta:non-whitespace-character-count="971"/>
  </office:meta>
</office:document-meta>
</file>